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write Part 1</text:p>
      <text:p text:style-name="P2"/>
      <text:p text:style-name="P2">“Tell all the truth, but tell it slant.” What something is, is not what people make of it, but what it is. This is usually true, but people's opinions do matter concerning these things. And it is difficult to interpret what can be made of it – truly – so this thing, is needed to be explained in a way that makes complete and total sense. This is telling the truth (what is made of it) in a slant way – so we are all looking at it in one way – the way that the writer wishes for it to be interpreted.</text:p>
      <text:p text:style-name="P2"/>
      <text:p text:style-name="P2">The story of Ad Astra from an alternative perspective.</text:p>
      <text:p text:style-name="P2"/>
      <text:p text:style-name="P2">Part 1 – Somewhere in Peru</text:p>
      <text:p text:style-name="P2"/>
      <text:p text:style-name="P2">A man sits atop a balcony overlooking a lower-leveled well-lit city in the evening. He sports an off fashion bowler cap and a semi-traditional suit and tie. He reads a newspaper from that day, or two ago. An edge of the paper is bent at an angle with no intentional or forced bend.</text:p>
      <text:p text:style-name="P2"/>
      <text:p text:style-name="P2">On his table is a tea cup filled with what appears to be champagne. He orrorates a verse from a play he has heard in the past in a familiar tone, only to him. And in some sense those who have known him.</text:p>
      <text:p text:style-name="P2"/>
      <text:p text:style-name="P2">Somewhere else in the same world:</text:p>
      <text:p text:style-name="P2"/>
      <text:p text:style-name="P2">In a sunken temple, that is traditionally Aztec, a path leading to a gold lined chamber sears an image into a large, well-built man. His head is bald to the point that he has no visible hairline. And he has no desire to put on a hat in the humid and scorching tropical climate. He observes his surroundings in a concerned manner before a strange gold statue of an ancient humanoid primate appears before him. He wonders whether or not it was there all along, simply evading his attentions.</text:p>
      <text:p text:style-name="P2"/>
      <text:p text:style-name="P2">He walks up, but moments before touching it, recoils with certain attentiveness, a sudden rupture of spikes appearing around him. He is fairly certain they were not there all along. His scenery has shifted.</text:p>
      <text:p text:style-name="P2"/>
      <text:p text:style-name="P2">A plate of charred metallic material reads, 'on the offchance he should take this', following an ancient indecipherable script following a terrible looking rune. He evades its attention, unneedingly. Moments later, he leaving the chamber. A door falls down, barring entrance. Just then, a second set of gray spikes protrude from the ceiling this time. He avoids their affect, he leaves in a hurry.</text:p>
      <text:p text:style-name="P2"/>
      <text:p text:style-name="P2">Deep within a futuristic ghetto, within a parallel timeline:</text:p>
      <text:p text:style-name="P2"/>
      <text:p text:style-name="P2">A poorly groomed teenager with a creased and greasy hairline sits at a stolen desk, a tube TV from the 1970s in front of him, oversized and grotesque, connected impossibly so, to a computer purchased seemingly out of time and place from a pawn shop down the street. It <text:soft-page-break/>glows with seeming ferocity.</text:p>
      <text:p text:style-name="P2"/>
      <text:p text:style-name="P2">He sits diffidently before the screen before reclining in his massage chair, several basins of ether around him. His long braided hair is swept aside in a hurry with disregard as he places a circular set of virtual-reality goggles over his eyes. It snaps into place, indicating that it was designed for this sole purpose alone.</text:p>
      <text:p text:style-name="P2"/>
      <text:p text:style-name="P2">The ether evaporates as he enters a multi-player battle arena - to the death. He comes unprepared, but with prepared substance.</text:p>
      <text:p text:style-name="P2"/>
      <text:p text:style-name="P2">Shortly thereafter, he dies tragically, by many standards. His associates collect his things and feign interest.</text:p>
      <text:p text:style-name="P2"/>
      <text:p text:style-name="P2">Part 2 – The beginning of a carnival somewhere made unknown to the world</text:p>
      <text:p text:style-name="P2"/>
      <text:p text:style-name="P2">A group of strange carnival goers passes by a man with an elephant, a strange one at that, sporting a tie and uniform. A pair of clowns walk with a monk from a distant temple, his head beginning to bald. The clowns are wearing wigs of white and red, irrespectively. The scene blurs to a different time and place.</text:p>
      <text:p text:style-name="P2"/>
      <text:p text:style-name="P2">In a carnival and/or festival during night hours -</text:p>
      <text:p text:style-name="P2"/>
      <text:p text:style-name="P2">A man runs down a dirt path next to several stands and tents, lit and adorned for the night. It has an Arabian look to it, traditionally speaking. A turbaned man with a beard steps out from between a stand and a tent and strikes the running man down with one slash of his scimitar.</text:p>
      <text:p text:style-name="P2"/>
      <text:p text:style-name="P2">An alarm resounds in the area, alerting the security forces within the area of a violation. The turbaned man does not retreat, several serious looking costumed people arresting the individual with no resistance. A blur in the environment shifts the scenery once again, several stands changing to something else, seemingly enough. But nobody notices. A man walks by, intersecting the shift present in the changing scenery all at once. He is all that remains that the same. His familiar bowler cap screams of a Peru someplace, but nobody notices. He takes of his cap, but he is a different person altogether.</text:p>
      <text:p text:style-name="P2"/>
      <text:p text:style-name="P2">To his left a fat, loud mouthed tribal woman screams at the stand host about something he isn't interested in. The host screams back at her. “You give me what I want now or you won't hear the end of it,” the woman screams, “I'm telling you now!” The host shakes his head dismissing her with a downward slant of the hand, several security guards coming to his aid to arrest her. She is thrown in a jail cell somewhere for the night.</text:p>
      <text:p text:style-name="P2"/>
      <text:p text:style-name="P2">In the main festival during twilight hours -</text:p>
      <text:p text:style-name="P2"/>
      <text:p text:style-name="P2">Several ramen parlours feature men and woman with a few children and kids happily doing things. Two women argue over an overpriced bauble down the street. The scenery shifts slightly, and daytime happens.</text:p>
      <text:p text:style-name="P2"><text:soft-page-break/></text:p>
      <text:p text:style-name="P2">Nothing seems out of place.</text:p>
      <text:p text:style-name="P2">In the main festival during daylight hours:</text:p>
      <text:p text:style-name="P2"/>
      <text:p text:style-name="P2">A kid walks down the street. He waves to someone standing nearby a stop sign, shortly before that someone disappears. Everyone wonders how.</text:p>
      <text:p text:style-name="P2"/>
      <text:p text:style-name="P2">A child walks with a large heavy set man discussing political agendas about middle eastern quarters during the mideival ages. Everyone wonders why.</text:p>
      <text:p text:style-name="P2"/>
      <text:p text:style-name="P2">Imagine yourself in :</text:p>
      <text:p text:style-name="P2">a stable, you are standing side by side several skimpily dressed cowboys. You have no good excuse to leave their attention and the attention you are drawing is becoming increasingly pernicious. You notice </text:p>
      <text:p text:style-name="P2"/>
      <text:p text:style-name="P2">In Mountain House:</text:p>
      <text:p text:style-name="P2">Some guy types random stuff on his computer.</text:p>
      <text:p text:style-name="P2"/>
      <text:p text:style-name="P2">Somewhere in the middle ages:</text:p>
      <text:p text:style-name="P2">A man with a torch approaches several shady looking people huddled in a corner. He detects a calamity. Ignoring it, he drops his torch – on his foot and screams out profanities in pain scaring away the crowd and several more crowds whose attention he has drawn.</text:p>
      <text:p text:style-name="P2"/>
      <text:p text:style-name="P2">Somewhere in the middle of nowhere - </text:p>
      <text:p text:style-name="P2">A dude in a robe is about to take a shit but decides not to.</text:p>
      <text:p text:style-name="P2"/>
      <text:p text:style-name="P2">In the main festival during midday hours:</text:p>
      <text:p text:style-name="P2">Several people by a ramen parlor notice a u-boat distracting them and miss the opportunity to talk to a popular cosplay goer. A goiterman draws unwanted attention to himself by screaming strange verses about three old men in a pornographic image.</text:p>
      <text:p text:style-name="P2"/>
      <text:p text:style-name="P2">In ultimate uber-ghetto in the middle of cyber punk noglitch 2067 - </text:p>
      <text:p text:style-name="P2">No editerino praiserino, exclaims a pimply teenager, who has recently schlaggenfucked back to the land of the living after undergoing a very painful death cycle. He </text:p>
      <text:p text:style-name="P2"/>
      <text:p text:style-name="P2">In the main festival and/or carnival during what appears to be noon:</text:p>
      <text:p text:style-name="P2">A man cosplaying as an ogre passes by several teens in monkey suits, hiding from the police. They have arrest warrants to stealing too much ectoplasm from a ghost hiding in the pipes of a sewage system designed by some bald guy with too much influence. This is of questionable validity. The monkey suits suddenly get ripped off in a waft of wind, too extreme to be real, indicating a typhoon system heading in. Several out of place cops run over, one of them with short shorts going full commando exclaims at them to halt. They do not and run away into a pole or a lamp post. It is actually a guy in a suit. He takes off his helmet revealing a police insignia. The duo are shortly thereafter arrested and taken in to be properly taxed for their attempts to hinder ghost-bast from dropping his new album.</text:p>
      <text:p text:style-name="P2"><text:soft-page-break/></text:p>
      <text:p text:style-name="P2">Somewhere in sub-space - The blurb :</text:p>
      <text:p text:style-name="P2">The so called nigger monster cycle has continued TOO DAMN LONG for reals this time, for reals</text:p>
      <text:p text:style-name="P2"/>
      <text:p text:style-name="P2">Within the gray line on the server sided sector of a vrmmo world:</text:p>
      <text:p text:style-name="P2">A grey bit refuses to move despite protests</text:p>
      <text:p text:style-name="P2"/>
      <text:p text:style-name="P2">In literal Gulag, Orusssaissia</text:p>
      <text:p text:style-name="P2"/>
      <text:p text:style-name="P2">An enormous 20-21 foot 3 headed man slams a coffee mug full of poorly grounded coffee sediments and bits of plastic. He mixes together acetone and titration distillate cymbol fumes in a s-J jar until it begins to form a small cloud. It turns into some type of boiling fluid and he levitates it into the mug of coffee and plastic. He takes a large swig and unleashes a furious ganster grunt, swearing it will be the last time he does this shit since it has tasted so fucking shitty.</text:p>
      <text:p text:style-name="P2"><text:line-break/>In a recognissance ghetto in the middle of Cyberpunk 2077</text:p>
      <text:p text:style-name="P2">Several men in jumpsuits fall into a jar of shit, following a long pause, a hideous monster peers overhead with a pernicious grin, delighting in their tumble. The men bust out their mac 10s and bust a cap in its ass. The monster dies tragically.</text:p>
      <text:p text:style-name="P2"/>
      <text:p text:style-name="P2">A camera fucks up somewhere in the same parallel world, ruining several days of work.</text:p>
      <text:p text:style-name="P2"/>
      <text:p text:style-name="P2">In a dimly lit appartment complex in some place:</text:p>
      <text:p text:style-name="P2">A man is ballin to the maximum and almost trips over his pimp cane. His gangsta G status cannot be matched. He sees an image of </text:p>
      <text:p text:style-name="P2"/>
      <text:p text:style-name="P2">In the man cosplaying as the ogre:</text:p>
      <text:p text:style-name="P2">The ogre</text:p>
      <text:p text:style-name="P2"/>
      <text:p text:style-name="P2">In some gulag in the ring of a runk sector:</text:p>
      <text:p text:style-name="P2">Several angry sumo wresters with red leather whips slap the ass of a willing participant in a game of craps. The craps game has devolved down picking up and gluing pieces to the table. The participant is no longer willing to participate, but must continue to work the craps game.</text:p>
      <text:p text:style-name="P2"/>
      <text:p text:style-name="P2">The cymbol slam:</text:p>
      <text:p text:style-name="P2">Things are le monke philosop status about 79% of the time. From a gud ang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2-21T15:16:58.53</meta:creation-date>
    <dc:date>2022-01-13T12:01:39.99</dc:date>
    <meta:editing-duration>P2DT18H38M1S</meta:editing-duration>
    <meta:editing-cycles>24</meta:editing-cycles>
    <meta:generator>OpenOffice/4.1.7$Win32 OpenOffice.org_project/417m1$Build-9800</meta:generator>
    <meta:document-statistic meta:table-count="0" meta:image-count="0" meta:object-count="0" meta:page-count="4" meta:paragraph-count="58" meta:word-count="1686" meta:character-count="9314"/>
  </office:meta>
</office:document-meta>
</file>